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028cm" fo:margin-left="-0.191cm" table:align="left" style:writing-mode="lr-tb"/>
    </style:style>
    <style:style style:name="Table1.A" style:family="table-column">
      <style:table-column-properties style:column-width="1.189cm"/>
    </style:style>
    <style:style style:name="Table1.B" style:family="table-column">
      <style:table-column-properties style:column-width="2.501cm"/>
    </style:style>
    <style:style style:name="Table1.C" style:family="table-column">
      <style:table-column-properties style:column-width="2.748cm"/>
    </style:style>
    <style:style style:name="Table1.D" style:family="table-column">
      <style:table-column-properties style:column-width="8.588cm"/>
    </style:style>
    <style:style style:name="Table1.1" style:family="table-row">
      <style:table-row-properties fo:keep-together="always"/>
    </style:style>
    <style:style style:name="Table1.A1" style:family="table-cell">
      <style:table-cell-properties fo:padding-left="0.191cm" fo:padding-right="0.191cm" fo:padding-top="0cm" fo:padding-bottom="0cm" fo:border="0.5pt solid #00000a"/>
    </style:style>
    <style:style style:name="Table2" style:family="table">
      <style:table-properties style:width="12.822cm" fo:margin-left="0.751cm" table:align="left" style:writing-mode="lr-tb"/>
    </style:style>
    <style:style style:name="Table2.A" style:family="table-column">
      <style:table-column-properties style:column-width="0.998cm"/>
    </style:style>
    <style:style style:name="Table2.B" style:family="table-column">
      <style:table-column-properties style:column-width="1.475cm"/>
    </style:style>
    <style:style style:name="Table2.C" style:family="table-column">
      <style:table-column-properties style:column-width="1.478cm"/>
    </style:style>
    <style:style style:name="Table2.D" style:family="table-column">
      <style:table-column-properties style:column-width="1.476cm"/>
    </style:style>
    <style:style style:name="Table2.I" style:family="table-column">
      <style:table-column-properties style:column-width="1.483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2.B2" style:family="table-cell">
      <style:table-cell-properties fo:padding-left="0.191cm" fo:padding-right="0.191cm" fo:padding-top="0cm" fo:padding-bottom="0cm" fo:border-left="none" fo:border-right="none" fo:border-top="none" fo:border-bottom="0.5pt solid #00000a"/>
    </style:style>
    <style:style style:name="Table2.3" style:family="table-row">
      <style:table-row-properties fo:keep-together="always"/>
    </style:style>
    <style:style style:name="Table2.A3" style:family="table-cell">
      <style:table-cell-properties fo:padding-left="0.191cm" fo:padding-right="0.191cm" fo:padding-top="0cm" fo:padding-bottom="0cm" fo:border-left="none" fo:border-right="0.5pt solid #00000a" fo:border-top="none" fo:border-bottom="none"/>
    </style:style>
    <style:style style:name="Table2.B3" style:family="table-cell">
      <style:table-cell-properties fo:padding-left="0.191cm" fo:padding-right="0.191cm" fo:padding-top="0cm" fo:padding-bottom="0cm" fo:border-left="none" fo:border-right="0.5pt solid #00000a" fo:border-top="0.5pt solid #00000a" fo:border-bottom="0.5pt solid #00000a"/>
    </style:style>
    <style:style style:name="P1" style:family="paragraph" style:parent-style-name="Standard">
      <style:paragraph-properties fo:margin-left="1cm" fo:margin-right="1cm" fo:text-indent="0cm" style:auto-text-indent="false" fo:padding-left="0.141cm" fo:padding-right="0.141cm" fo:padding-top="0.035cm" fo:padding-bottom="0.035cm" fo:border="0.51pt solid #00000a"/>
    </style:style>
    <style:style style:name="P2" style:family="paragraph" style:parent-style-name="Heading_20_1">
      <style:paragraph-properties fo:break-before="page"/>
    </style:style>
    <style:style style:name="P3" style:family="paragraph" style:parent-style-name="Title" style:master-page-name="Standard">
      <style:paragraph-properties style:page-number="auto"/>
    </style:style>
    <style:style style:name="P4" style:family="paragraph" style:parent-style-name="Header">
      <style:paragraph-properties>
        <style:tab-stops>
          <style:tab-stop style:position="14.651cm" style:type="right"/>
        </style:tab-stops>
      </style:paragraph-properties>
    </style:style>
    <style:style style:name="P5" style:family="paragraph" style:parent-style-name="Header">
      <style:paragraph-properties fo:text-align="end" style:justify-single-word="false">
        <style:tab-stops>
          <style:tab-stop style:position="14.651cm" style:type="right"/>
        </style:tab-stops>
      </style:paragraph-properties>
    </style:style>
    <style:style style:name="P6" style:family="paragraph" style:parent-style-name="Footer">
      <style:paragraph-properties>
        <style:tab-stops>
          <style:tab-stop style:position="7.251cm" style:type="center"/>
          <style:tab-stop style:position="14.651cm" style:type="right"/>
        </style:tab-stops>
      </style:paragraph-properties>
    </style:style>
    <style:style style:name="P7" style:family="paragraph" style:parent-style-name="List_20_Paragraph" style:list-style-name="WWNum6"/>
    <style:style style:name="P8" style:family="paragraph" style:parent-style-name="List_20_Paragraph" style:list-style-name="WWNum3"/>
    <style:style style:name="P9" style:family="paragraph" style:parent-style-name="List_20_Paragraph" style:list-style-name="WWNum4"/>
    <style:style style:name="P10" style:family="paragraph" style:parent-style-name="List_20_Paragraph" style:list-style-name="WWNum5"/>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style:style style:name="T5" style:family="text">
      <style:text-properties fo:font-style="normal" style:font-style-asian="normal" style:font-style-complex="normal"/>
    </style:style>
    <style:style style:name="T6"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h text:style-name="Title" text:outline-level="1"/>
      <text:h text:style-name="Title" text:outline-level="1"/>
      <text:h text:style-name="Title" text:outline-level="1"/>
      <text:h text:style-name="Title" text:outline-level="1"/>
      <text:h text:style-name="Title" text:outline-level="1"><text:span text:style-name="T1">svlib</text:span> User Guide<text:line-break/>and Programmer's Reference</text:h>
      <text:h text:style-name="Title" text:outline-level="1"/>
      <text:h text:style-name="P2" text:outline-level="1">About this document</text:h>
      <text:h text:style-name="Heading_20_2" text:outline-level="2">Summary</text:h>
      <text:p text:style-name="Standard">This document provides a specification and programmer's reference for the SystemVerilog utility library <text:span text:style-name="T1">svlib</text:span>.</text:p>
      <text:h text:style-name="Heading_20_2" text:outline-level="2">Revision information</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Rev</text:p>
          </table:table-cell>
          <table:table-cell table:style-name="Table1.A1" office:value-type="string">
            <text:p text:style-name="Standard">Date</text:p>
          </table:table-cell>
          <table:table-cell table:style-name="Table1.A1" office:value-type="string">
            <text:p text:style-name="Standard">Author</text:p>
          </table:table-cell>
          <table:table-cell table:style-name="Table1.A1" office:value-type="string">
            <text:p text:style-name="Standard">Description</text:p>
          </table:table-cell>
        </table:table-row>
        <table:table-row table:style-name="Table1.1">
          <table:table-cell table:style-name="Table1.A1" office:value-type="string">
            <text:p text:style-name="Standard">0.0</text:p>
          </table:table-cell>
          <table:table-cell table:style-name="Table1.A1" office:value-type="string">
            <text:p text:style-name="Standard">10 Feb 2014</text:p>
          </table:table-cell>
          <table:table-cell table:style-name="Table1.A1" office:value-type="string">
            <text:p text:style-name="Standard">J Bromley</text:p>
          </table:table-cell>
          <table:table-cell table:style-name="Table1.A1" office:value-type="string">
            <text:p text:style-name="Standard">Initial release for discussion</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Standard"/>
      <text:h text:style-name="Heading_20_2" text:outline-level="2">Scraps of useful formatting</text:h>
      <text:h text:style-name="Heading_20_6" text:outline-level="6">A/D result high byte (offset 0xB)</text:h>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number-columns-repeated="2"/>
        <table:table-column table:style-name="Table2.C"/>
        <table:table-column table:style-name="Table2.I"/>
        <table:table-row table:style-name="Table2.1">
          <table:table-cell table:style-name="Table2.A1" office:value-type="string">
            <text:p text:style-name="table_20_text"/>
          </table:table-cell>
          <table:table-cell table:style-name="Table2.A1" office:value-type="string">
            <text:p text:style-name="table_20_text">MSB</text:p>
          </table:table-cell>
          <table:table-cell table:style-name="Table2.A1" office:value-type="string">
            <text:p text:style-name="table_20_text"/>
          </table:table-cell>
          <table:table-cell table:style-name="Table2.A1" office:value-type="string">
            <text:p text:style-name="table_20_text"/>
          </table:table-cell>
          <table:table-cell table:style-name="Table2.A1" office:value-type="string">
            <text:p text:style-name="table_20_text"/>
          </table:table-cell>
          <table:table-cell table:style-name="Table2.A1" office:value-type="string">
            <text:p text:style-name="table_20_text"/>
          </table:table-cell>
          <table:table-cell table:style-name="Table2.A1" office:value-type="string">
            <text:p text:style-name="table_20_text"/>
          </table:table-cell>
          <table:table-cell table:style-name="Table2.A1" office:value-type="string">
            <text:p text:style-name="table_20_text"/>
          </table:table-cell>
          <table:table-cell table:style-name="Table2.A1" office:value-type="string">
            <text:p text:style-name="table_20_text">LSB</text:p>
          </table:table-cell>
        </table:table-row>
        <table:table-row table:style-name="Table2.1">
          <table:table-cell table:style-name="Table2.A1" office:value-type="string">
            <text:p text:style-name="table_20_text">bit</text:p>
          </table:table-cell>
          <table:table-cell table:style-name="Table2.B2" office:value-type="string">
            <text:p text:style-name="table_20_text">7</text:p>
          </table:table-cell>
          <table:table-cell table:style-name="Table2.B2" office:value-type="string">
            <text:p text:style-name="table_20_text">6</text:p>
          </table:table-cell>
          <table:table-cell table:style-name="Table2.B2" office:value-type="string">
            <text:p text:style-name="table_20_text">5</text:p>
          </table:table-cell>
          <table:table-cell table:style-name="Table2.B2" office:value-type="string">
            <text:p text:style-name="table_20_text">4</text:p>
          </table:table-cell>
          <table:table-cell table:style-name="Table2.B2" office:value-type="string">
            <text:p text:style-name="table_20_text">3</text:p>
          </table:table-cell>
          <table:table-cell table:style-name="Table2.B2" office:value-type="string">
            <text:p text:style-name="table_20_text">2</text:p>
          </table:table-cell>
          <table:table-cell table:style-name="Table2.B2" office:value-type="string">
            <text:p text:style-name="table_20_text">1</text:p>
          </table:table-cell>
          <table:table-cell table:style-name="Table2.B2" office:value-type="string">
            <text:p text:style-name="table_20_text">0</text:p>
          </table:table-cell>
        </table:table-row>
        <table:table-row table:style-name="Table2.3">
          <table:table-cell table:style-name="Table2.A3" office:value-type="string">
            <text:p text:style-name="table_20_text"/>
          </table:table-cell>
          <table:table-cell table:style-name="Table2.B3" table:number-columns-spanned="8" office:value-type="string">
            <text:p text:style-name="table_20_text">Most significant bits of ADC conversion result (bits [11:4])</text:p>
          </table:table-cell>
          <table:covered-table-cell/>
          <table:covered-table-cell/>
          <table:covered-table-cell/>
          <table:covered-table-cell/>
          <table:covered-table-cell/>
          <table:covered-table-cell/>
          <table:covered-table-cell/>
        </table:table-row>
      </table:table>
      <text:p text:style-name="Standard"/>
      <text:h text:style-name="Heading_20_1" text:outline-level="1">A few notes about general principles of use</text:h>
      <text:p text:style-name="Standard"><text:span text:style-name="code_20_snippet_20_in_20_text">svlib</text:span> has been designed to be as un-selfish and un-intrusive as possible for use in any SystemVerilog environment. To achieve these goals it was necessary to introduce some underlying behaviours that are common to the whole library. It is important for users to be aware of these behaviours to avoid unpleasant surprises.</text:p>
      <text:h text:style-name="Heading_20_2" text:outline-level="2">Overall structure of the library</text:h>
      <text:h text:style-name="Heading_20_3" text:outline-level="3">The package</text:h>
      <text:p text:style-name="Text_20_body"><text:span text:style-name="code_20_snippet_20_in_20_text">svlib</text:span> is organized as a single SystemVerilog package named <text:span text:style-name="code_20_snippet_20_in_20_text">svlib_pkg</text:span>. Having compiled this package using their simulator of choice, users should then import this package into their own code so that the facilities of <text:span text:style-name="code_20_snippet_20_in_20_text">svlib</text:span> are readily available.</text:p>
      <text:p text:style-name="Text_20_body">The package should always be imported at the start of any module or package that needs it, just after the module or package header. Do not be tempted to put your import statement at the outermost scope, outside any module or package - this is very bad practice and should always be avoided.</text:p>
      <text:h text:style-name="Heading_20_3" text:outline-level="3">Macros</text:h>
      <text:p text:style-name="Text_20_body">In addition to the package, <text:span text:style-name="code_20_snippet_20_in_20_text">svlib</text:span> has a few macros that are useful or necessary when using the package features. To make these macro definitions available, users should do</text:p>
      <text:p text:style-name="Preformatted_20_Text">`include “svlib_macros.svh”</text:p>
      <text:p text:style-name="Text_20_body">at the outermost (<text:span text:style-name="code_20_snippet_20_in_20_text">$unit</text:span>) scope of their code, outside any module or package. It is safe to include this file as often as you wish, because it is protected by sentinels so that it cannot be compiled twice. Consequently it is a good idea to provide this include at the top of any file that makes use of <text:span text:style-name="code_20_snippet_20_in_20_text">svlib</text:span> facilities.</text:p>
      <text:h text:style-name="Heading_20_2" text:outline-level="2">Classes or package-level functions?</text:h>
      <text:p text:style-name="Standard">Almost all <text:span text:style-name="code_20_snippet_20_in_20_text">svlib</text:span> functionality is provided by classes defined in the package. Users can create instances of these classes (see section <text:bookmark-ref text:reference-format="number-all-superior" text:ref-name="__RefNumPara__285_1220112269">2.3</text:bookmark-ref> below) as required. However, in some situations it is more convenient simply to call a function to do some work for you, rather than going to all the trouble of creating an object, populating it with your source data, calling methods on it, and finally extracting your processed data from the object. Many svlib features are available in both forms - see the documentation on individual features for more details.</text:p>
      <text:h text:style-name="Heading_20_2" text:outline-level="2"><text:bookmark-start text:name="__RefNumPara__285_1220112269"/>Constructing svlib objects<text:bookmark-end text:name="__RefNumPara__285_1220112269"/></text:h>
      <text:p text:style-name="Standard">Many parts of svlib use SystemVerilog classes. User code must of course create new objects of these class types in order to make use of <text:span text:style-name="code_20_snippet_20_in_20_text">svlib</text:span> features. However, in order to avoid unexpected disturbance to random stability and to improve memory management efficiency,</text:p>
      <text:p text:style-name="P1"><text:span text:style-name="T4">it is very important that user code should </text:span><text:span text:style-name="T3">never</text:span><text:span text:style-name="T4"> directly call the constructor, </text:span><text:span text:style-name="code_20_snippet_20_in_20_text"><text:span text:style-name="T4">new</text:span></text:span><text:span text:style-name="T4">, of any svlib class.</text:span> All <text:span text:style-name="code_20_snippet_20_in_20_text">svlib</text:span> objects should be created using their built-in static <text:span text:style-name="code_20_snippet_20_in_20_text">create</text:span> method, which is documented individually for each class.</text:p>
      <text:p text:style-name="Standard">This issue is discussed in more detail in the accompanying conference paper [1].</text:p>
      <text:p text:style-name="Standard">For SystemVerilog tools that support it, the class constructors are declared <text:span text:style-name="code_20_snippet_20_in_20_text">protected</text:span> so that they cannot be called from user code. However, some tools do not yet support this feature, and if you are using a tool with this limitation, it will be possible for your code to call the constructor directly. Take great care to avoid doing this, as it will make your code non-portable and will compromise both performance and functionality of svlib.</text:p>
      <text:h text:style-name="Heading_20_2" text:outline-level="2">Handling errors</text:h>
      <text:p text:style-name="Text_20_body"/>
      <text:h text:style-name="Heading_20_2" text:outline-level="2"><text:soft-page-break/>Internal hidden features of svlib</text:h>
      <text:p text:style-name="Text_20_body">Some features of <text:span text:style-name="code_20_snippet_20_in_20_text">svlib</text:span> are designed to remain hidden from the user. This is done so that the package can maintain consistency of the data on the C and SystemVerilog sides of the DPI. However, SystemVerilog does not provide any means to enforce this hiding in the language.</text:p>
      <text:p text:style-name="Text_20_body">To help users avoid accidentally breaking this encapsulation, the hidden aspects of <text:span text:style-name="code_20_snippet_20_in_20_text">svlib</text:span> are placed in a separate package <text:span text:style-name="code_20_snippet_20_in_20_text">svlib_private_base_pkg</text:span>. User code should <text:span text:style-name="T2">never</text:span><text:span text:style-name="T5"> import this package directly, and should </text:span><text:span text:style-name="T2">never</text:span><text:span text:style-name="T5"> attempt to use any of the data, functions, classes or DPI imports in it.</text:span></text:p>
      <text:h text:style-name="Heading_20_2" text:outline-level="2"><text:span text:style-name="T5">Naming conventions</text:span></text:h>
      <text:p text:style-name="Text_20_body"><text:span text:style-name="T5">As far as possible, a consistent naming scheme has been used throughout </text:span><text:span text:style-name="code_20_snippet_20_in_20_text"><text:span text:style-name="T5">svlib</text:span></text:span><text:span text:style-name="T5">. The naming scheme has been designed with an emphasis on consistency, so that it is easier to remember or guess what a given feature is called. We have also tried to keep names as short as possible for convenience, but sometimes this has not been possible - perhaps because of conflicts with SystemVerilog keywords or other commonly-used packages such as the UVM, or perhaps in order to keep some set of names unique across the whole package.</text:span></text:p>
      <text:h text:style-name="Heading_20_3" text:outline-level="3"><text:span text:style-name="T5">Classes</text:span></text:h>
      <text:p text:style-name="Text_20_body"><text:span text:style-name="T5">Almost all </text:span><text:span text:style-name="code_20_snippet_20_in_20_text"><text:span text:style-name="T5">svlib</text:span></text:span><text:span text:style-name="T5"> classes have short names that begin with an uppercase letter and are otherwise all lowercase. For example, the class that represents a regular expression is </text:span><text:span text:style-name="code_20_snippet_20_in_20_text"><text:span text:style-name="T5">Regex</text:span></text:span><text:span text:style-name="T5">. There are a few exceptions. In particular, the configuration features have several classes that are named with a prefix </text:span><text:span text:style-name="code_20_snippet_20_in_20_text"><text:span text:style-name="T5">cfg</text:span></text:span><text:span text:style-name="T5">, such as </text:span><text:span text:style-name="code_20_snippet_20_in_20_text"><text:span text:style-name="T5">cfgNode</text:span></text:span><text:span text:style-name="T5">.</text:span></text:p>
      <text:h text:style-name="Heading_20_3" text:outline-level="3"><text:span text:style-name="T5">Class methods</text:span></text:h>
      <text:p text:style-name="Text_20_body"><text:span text:style-name="T5">Methods of svlib classes are given names that are as short as possible while striving to remain memorable. Where a name is naturally made up of multiple words, the name is spelt in </text:span><text:span text:style-name="code_20_snippet_20_in_20_text"><text:span text:style-name="T5">camelCase</text:span></text:span><text:span text:style-name="T5"> (no underscores, all but the first word capitalized). A typical example is the </text:span><text:span text:style-name="code_20_snippet_20_in_20_text"><text:span text:style-name="T5">addNode</text:span></text:span><text:span text:style-name="T5"> function of class </text:span><text:span text:style-name="code_20_snippet_20_in_20_text"><text:span text:style-name="T5">cfgNode</text:span></text:span><text:span text:style-name="T5">.</text:span></text:p>
      <text:h text:style-name="Heading_20_3" text:outline-level="3"><text:span text:style-name="T5">Prefixes for package-level functions</text:span></text:h>
      <text:p text:style-name="Text_20_body"><text:span text:style-name="T5">Many svlib functions fall naturally into groups. For example, there are several package-level functions concerned with operating system interaction. Those functions all have names beginning with the prefix </text:span><text:span text:style-name="code_20_snippet_20_in_20_text"><text:span text:style-name="T5">sys</text:span></text:span><text:span text:style-name="T5">, separated from the main part of the name by an underscore as in </text:span><text:span text:style-name="code_20_snippet_20_in_20_text"><text:span text:style-name="T5">sys_dayTime</text:span></text:span><text:span text:style-name="T5">.</text:span></text:p>
      <text:p text:style-name="Text_20_body"><text:span text:style-name="T5"/></text:p>
      <text:h text:style-name="Heading_20_1" text:outline-level="1"><text:bookmark-start text:name="__RefNumPara__382_1220112269"/>String manipulation<text:bookmark-end text:name="__RefNumPara__382_1220112269"/></text:h>
      <text:p text:style-name="Standard">The SystemVerilog language provides a number of string operations natively. However, experience has shown that the built-in set is not sufficient for many practical string processing tasks, and svlib provides a further set of operations to help meet these requirements.</text:p>
      <text:p text:style-name="Standard">String operations are, in most cases, available in two different forms, and a programmer is free to choose whichever form is more appropriate to their needs.</text:p>
      <text:list xml:id="list551950886" text:style-name="WWNum6">
        <text:list-item>
          <text:p text:style-name="P7">The first form is straightforward functions on string values, often (but not always) returning a string result. These functions are defined in the <text:span text:style-name="code_20_snippet_20_in_20_text">svlib</text:span> package and consistently have names that begin with the prefix <text:span text:style-name="code_20_snippet_20_in_20_text">str_</text:span>.</text:p>
        </text:list-item>
        <text:list-item>
          <text:p text:style-name="P7">The second form is methods of an object of class <text:span text:style-name="code_20_snippet_20_in_20_text">Str</text:span> (note the uppercase <text:span text:style-name="code_20_snippet_20_in_20_text">S</text:span>). The <text:span text:style-name="code_20_snippet_20_in_20_text">Str</text:span> class is a wrapper for a SystemVerilog string, allowing a string to be passed around by reference and making some sequences of operations more convenient.</text:p>
        </text:list-item>
      </text:list>
      <text:p text:style-name="Standard">The obvious drawback to using <text:span text:style-name="code_20_snippet_20_in_20_text">Str</text:span> objects rather than simple functions is that an object must be constructed before any operation is performed. This drawback is often outweighed by the efficiency and convenience of being able to offer a string object, by reference, to many <text:s/>successive operations. As already noted, programmers are free to choose the representation that is most convenient for them.</text:p>
      <text:h text:style-name="Heading_20_1" text:outline-level="1">Regular expression processing</text:h>
      <text:p text:style-name="Standard">svlib supports regular expression matching and substitution within strings.</text:p>
      <text:p text:style-name="Standard">After a regular expression match has succeeded, there are many different things that a user might wish to do with the results. To support this variety of needs, regular expressions in svlib are invariably represented as an object of class <text:span text:style-name="code_20_snippet_20_in_20_text">Regex</text:span>. </text:p>
      <text:p text:style-name="Standard">Often, you need to apply the same expression multiple times to a given string – typically because you want to locate not just the first, but every occurrence of a match within the string. To make this more efficient and convenient, regular expression matching works not on a native SystemVerilog string, but on a <text:s/><text:span text:style-name="code_20_snippet_20_in_20_text">Str</text:span> object (see section ***).</text:p>
      <text:p text:style-name="Standard">The basic steps in performing a regular expression match are:</text:p>
      <text:list xml:id="list909571525" text:style-name="WWNum3">
        <text:list-item>
          <text:p text:style-name="P8">Construct a <text:span text:style-name="code_20_snippet_20_in_20_text">Regex</text:span> object and set it up to contain your chosen regular expression, together with options such as case sensitivity and end-of-line handling.</text:p>
        </text:list-item>
        <text:list-item>
          <text:p text:style-name="P8">Construct a <text:span text:style-name="code_20_snippet_20_in_20_text">Str</text:span> object containing the string that you want to search in.</text:p>
        </text:list-item>
        <text:list-item>
          <text:p text:style-name="P8">Call the <text:span text:style-name="code_20_snippet_20_in_20_text">test()</text:span> method of the <text:span text:style-name="code_20_snippet_20_in_20_text">Regex</text:span> object to perform the match, returning information about whether the match succeeded (found a match) or failed.</text:p>
        </text:list-item>
        <text:list-item>
          <text:p text:style-name="P8">Call other methods of the <text:span text:style-name="code_20_snippet_20_in_20_text">Regex</text:span> object to retrieve more detailed results such as matches corresponding to parenthesized groups, or to perform substitution operations.</text:p>
        </text:list-item>
      </text:list>
      <text:p text:style-name="Standard">However, some convenience functions exist to simplify some of these steps in situations where only standard matching operations are required.</text:p>
      <text:p text:style-name="Standard">First we describe the more flexible approach in which objects are created explicitly. Later in this section we cover the package-level convenience functions.</text:p>
      <text:h text:style-name="Heading_20_2" text:outline-level="2">Constructing and configuring a Regex object</text:h>
      <text:p text:style-name="topic-bar">static function Regex Regex::create(string re=””, int opts=0);</text:p>
      <text:p text:style-name="topic-bar">function void setRE(string re);</text:p>
      <text:p text:style-name="topic-bar">function void setOpts(int opts);</text:p>
      <text:p text:style-name="Text_20_body">To perform regular expression matching it is first necessary to construct a <text:span text:style-name="code_20_snippet_20_in_20_text">Regex</text:span> object and set it up appropriately. This is done in the usual way by means of the <text:span text:style-name="code_20_snippet_20_in_20_text">Regex</text:span> class's static <text:span text:style-name="code_20_snippet_20_in_20_text">create</text:span> method (see section <text:bookmark-ref text:reference-format="number-all-superior" text:ref-name="__RefNumPara__285_1220112269">2.3</text:bookmark-ref>):</text:p>
      <text:p text:style-name="Preformatted_20_Text">Regex myRE = Regex::create();</text:p>
      <text:p text:style-name="Text_20_body">The newly created object should then be set up with your desired regular expression and options so that searches can later be performed. Setup is accomplished using the setRE and setOpts methods. Suppose, for example, that you wish to search for a string of three uppercase letters:</text:p>
      <text:p text:style-name="Preformatted_20_Text">myRE.setRE("[A-Z]{3}");</text:p>
      <text:p text:style-name="Text_20_body">However, as you can see from the <text:span text:style-name="code_20_snippet_20_in_20_text">create</text:span> function prototype, creation and setup can be performed together by supplying the regular expression string and the options value as optional arguments to <text:span text:style-name="code_20_snippet_20_in_20_text">create</text:span>.</text:p>
      <text:h text:style-name="Heading_20_2" text:outline-level="2">Providing a string for testing against the RE</text:h>
      <text:p text:style-name="Text_20_body">The string to be tested by the regular expression must be supplied as a Str object (see section <text:bookmark-ref text:reference-format="number-all-superior" text:ref-name="__RefNumPara__382_1220112269">3</text:bookmark-ref>).</text:p>
      <text:h text:style-name="Heading_20_2" text:outline-level="2">Retrieving matches and sub-matches</text:h>
      <text:p text:style-name="Standard">After using a <text:span text:style-name="code_20_snippet_20_in_20_text">Regex</text:span> object to perform a successful match, you can call methods of the object to get information about the various matches and sub-matches that were found by the match attempt.</text:p>
      <text:p text:style-name="topic-bar"><text:soft-page-break/>function string getMatchString(int m);</text:p>
      <text:p text:style-name="topic-bar">function int <text:s text:c="3"/>getMatchStart (int m);</text:p>
      <text:p text:style-name="topic-bar">function int <text:s text:c="3"/>getMatchLength(int m);</text:p>
      <text:p text:style-name="Standard">These methods extract and return the match specified by the value <text:span text:style-name="code_20_snippet_20_in_20_text">m</text:span>. A value of zero indicates the string that corresponds to the whole regular expression match. Values between 1 and 9 correspond to strings that matched sub-expression groups in the regular expression, numbered in left-to-right order of their opening left parenthesis in the usual way.</text:p>
      <text:list xml:id="list1639083192" text:style-name="WWNum4">
        <text:list-item>
          <text:p text:style-name="P9"><text:span text:style-name="code_20_snippet_20_in_20_text">getMatchString</text:span> returns the matching string itself (a slice of the original string).</text:p>
        </text:list-item>
        <text:list-item>
          <text:p text:style-name="P9"><text:span text:style-name="code_20_snippet_20_in_20_text">getMatchStart</text:span> returns the left-most character position of the match.</text:p>
        </text:list-item>
        <text:list-item>
          <text:p text:style-name="P9"><text:span text:style-name="code_20_snippet_20_in_20_text">getMatchLength</text:span> returns the number of characters in the match.</text:p>
        </text:list-item>
      </text:list>
      <text:p text:style-name="Standard">If you call any of these functions on a <text:span text:style-name="code_20_snippet_20_in_20_text">Regex</text:span> object whose most recent match was unsuccessful, or if you supply a value of <text:span text:style-name="code_20_snippet_20_in_20_text">m</text:span> that is larger than the number of sub-matches in the original regular expression, then there will be no error, but:</text:p>
      <text:list xml:id="list953788354" text:style-name="WWNum5">
        <text:list-item>
          <text:p text:style-name="P10"><text:span text:style-name="code_20_snippet_20_in_20_text">getMatchString</text:span> returns an empty string.</text:p>
        </text:list-item>
        <text:list-item>
          <text:p text:style-name="P10"><text:span text:style-name="code_20_snippet_20_in_20_text">getMatchStart</text:span> returns <text:span text:style-name="code_20_snippet_20_in_20_text">-1</text:span>.</text:p>
        </text:list-item>
        <text:list-item>
          <text:p text:style-name="P10"><text:span text:style-name="code_20_snippet_20_in_20_text">getMatchLength</text:span> returns zero.</text:p>
        </text:list-item>
      </text:list>
      <text:p text:style-name="Standard"><text:span text:style-name="code_20_snippet_20_in_20_text">getMatchString(m)</text:span> is always exactly equivalent to calling the <text:span text:style-name="code_20_snippet_20_in_20_text">range</text:span> method on the <text:span text:style-name="code_20_snippet_20_in_20_text">Str</text:span> object containing the string that was searched:</text:p>
      <text:p text:style-name="Standard"><text:tab/><text:span text:style-name="code_20_snippet_20_in_20_text">range(getMatchStart(m), getMatchLength(m))</text:span></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en" style:country-asian="GB"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GB" style:letter-kerning="tru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cm" fo:orphans="2" fo:widows="2"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text-properties fo:font-size="10pt" style:font-size-asian="8pt" style:language-asian="en" style:country-asian="US"/>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423cm" fo:margin-bottom="0.106cm" fo:break-before="pag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fo:font-size="12pt" style:font-size-asian="12pt"/>
    </style:style>
    <style:style style:name="Heading_20_4" style:display-name="Heading 4" style:family="paragraph" style:parent-style-name="Standard" style:next-style-name="Text_20_body" style:default-outline-level="4" style:class="text">
      <style:paragraph-properties fo:text-align="center" style:justify-single-word="false" fo:keep-with-next="always"/>
      <style:text-properties fo:font-weight="bold" style:font-weight-asian="bold"/>
    </style:style>
    <style:style style:name="Heading_20_5" style:display-name="Heading 5" style:family="paragraph" style:parent-style-name="Standard" style:next-style-name="Text_20_body" style:default-outline-level="5" style:class="text">
      <style:paragraph-properties fo:margin="100%" fo:margin-left="1cm" fo:margin-right="1cm" fo:text-align="center" style:justify-single-word="false" fo:text-indent="0cm" style:auto-text-indent="false" fo:padding-left="0.141cm" fo:padding-right="0.141cm" fo:padding-top="0.035cm" fo:padding-bottom="0.035cm" fo:border="0.51pt solid #00000a" fo:keep-with-next="always"/>
      <style:text-properties fo:font-weight="bold" style:font-weight-asian="bold"/>
    </style:style>
    <style:style style:name="Heading_20_6" style:display-name="Heading 6" style:family="paragraph" style:parent-style-name="Standard" style:next-style-name="Text_20_body" style:default-outline-level="6" style:class="text">
      <style:paragraph-properties fo:keep-with-next="always"/>
      <style:text-properties fo:font-weight="bold" style:font-weight-asian="bold"/>
    </style:style>
    <style:style style:name="macro" style:family="paragraph" style:default-outline-level="">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language="en" fo:country="US"/>
    </style:style>
    <style:style style:name="Head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text-properties fo:font-size="8pt" style:font-size-asian="8pt"/>
    </style:style>
    <style:style style:name="Title" style:family="paragraph" style:parent-style-name="Standard" style:next-style-name="Subtitle" style:default-outline-level="1" style:list-style-name="" style:class="chapter">
      <style:paragraph-properties fo:margin-top="0.423cm" fo:margin-bottom="0.106cm" fo:text-align="center" style:justify-single-word="false"/>
      <style:text-properties fo:font-size="24pt" fo:font-weight="bold" style:letter-kerning="true"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text" style:display-name="table text" style:family="paragraph" style:parent-style-name="Standard" style:default-outline-level="">
      <style:paragraph-properties fo:margin-top="0.071cm" fo:margin-bottom="0.071cm" fo:text-align="center" style:justify-single-word="false" fo:keep-together="always" fo:orphans="0" fo:widows="0" fo:keep-with-next="always"/>
      <style:text-properties fo:font-size="9pt" style:font-size-asian="9pt"/>
    </style:style>
    <style:style style:name="Foot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style>
    <style:style style:name="topic-bar" style:family="paragraph" style:parent-style-name="Standard" style:default-outline-level="">
      <style:paragraph-properties fo:margin="100%" fo:margin-left="0cm" fo:margin-right="0.4cm" fo:margin-top="0.25cm" fo:margin-bottom="0.109cm" fo:line-height="120%" fo:keep-together="always" fo:text-indent="0cm" style:auto-text-indent="false" fo:background-color="#d9d9d9" fo:padding-left="0.141cm" fo:padding-right="0.141cm" fo:padding-top="0.035cm" fo:padding-bottom="0cm" fo:border-left="3pt solid #d9d9d9" fo:border-right="3pt solid #d9d9d9" fo:border-top="3pt solid #d9d9d9" fo:border-bottom="none" fo:keep-with-next="always">
        <style:background-image/>
      </style:paragraph-properties>
      <style:text-properties style:font-name="Consolas" fo:font-size="12pt" style:font-size-asian="12pt"/>
    </style:style>
    <style:style style:name="Block_20_Text" style:display-name="Block Text" style:family="paragraph" style:parent-style-name="Standard" style:default-outline-level="">
      <style:paragraph-properties fo:margin="100%" fo:margin-left="0.501cm" fo:margin-right="0.501cm" fo:margin-top="0cm" fo:margin-bottom="0.212cm" fo:line-height="0.423cm" fo:keep-together="always" fo:text-indent="0cm" style:auto-text-indent="false" fo:padding="0.212cm" fo:border="0.26pt solid #4f81bd" fo:keep-with-next="always"/>
      <style:text-properties fo:color="#1f497d" style:font-name="Consolas" fo:font-size="8pt" fo:language="en" fo:country="US" style:font-size-asian="8pt" style:language-asian="en" style:country-asian="US" style:font-name-complex="F" style:font-style-complex="italic"/>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style:text-properties style:font-name="Tahoma" fo:font-size="8pt" style:font-size-asian="8pt" style:font-name-complex="Tahoma1" style:font-size-complex="8pt"/>
    </style:style>
    <style:style style:name="Preformatted_20_Text" style:display-name="Preformatted Text" style:family="paragraph" style:parent-style-name="Standard" style:class="html">
      <style:paragraph-properties fo:margin-top="0.106cm" fo:margin-bottom="0cm"/>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code_20_snippet_20_in_20_text" style:display-name="code snippet in text" style:family="text" style:parent-style-name="Default_20_Paragraph_20_Font">
      <style:text-properties style:font-name="Consolas" fo:font-size="10pt" style:font-size-asian="10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Emphasis" style:family="text">
      <style:text-properties fo:font-style="italic" style:font-style-asian="italic" style:font-style-complex="italic"/>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651cm" style:type="right"/>
        </style:tab-stops>
      </style:paragraph-properties>
    </style:style>
    <style:style style:name="MP2" style:family="paragraph" style:parent-style-name="Header">
      <style:paragraph-properties>
        <style:tab-stops>
          <style:tab-stop style:position="14.651cm" style:type="right"/>
        </style:tab-stops>
      </style:paragraph-properties>
    </style:style>
    <style:style style:name="MP3" style:family="paragraph" style:parent-style-name="Footer">
      <style:paragraph-properties>
        <style:tab-stops>
          <style:tab-stop style:position="7.251cm" style:type="center"/>
          <style:tab-stop style:position="14.651cm" style:type="right"/>
        </style:tab-stops>
      </style:paragraph-properties>
    </style:style>
    <style:style style:name="MT1" style:family="text"/>
    <style:page-layout style:name="Mpm1">
      <style:page-layout-properties fo:page-width="21.001cm" fo:page-height="29.7cm" style:num-format="1" style:print-orientation="portrait" fo:margin-top="2.54cm" fo:margin-bottom="2.54cm" fo:margin-left="3.17cm" fo:margin-right="3.17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cm" fo:margin-right="3.1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number:number-style style:name="N0">
      <number:number number:min-integer-digits="1"/>
    </number:number-style>
  </office:automatic-styles>
  <office:master-styles>
    <style:master-page style:name="Standard" style:page-layout-name="Mpm1"/>
    <style:master-page style:name="Converted1" style:page-layout-name="Mpm2">
      <style:header>
        <text:p text:style-name="MP1">svlib User Guide and Programmer's Reference Rev. <text:user-defined style:data-style-name="N0" text:name="rev">0.0</text:user-defined></text:p>
      </style:header>
      <style:header-left>
        <text:p text:style-name="MP2">svlib User Guide and Programmer's Reference Rev. <text:user-defined style:data-style-name="N0" text:name="rev">0.0</text:user-defined></text:p>
      </style:header-left>
      <style:footer>
        <text:p text:style-name="MP3"><text:tab/><text:span text:style-name="page_20_number"><text:page-number text:select-page="current">7</text:page-number></text:span></text:p>
      </style:footer>
      <style:footer-left>
        <text:p text:style-name="MP3"><text:tab/><text:span text:style-name="page_20_number"><text:page-number text:select-page="current">7</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ULOGIC2 Specification</dc:title>
    <meta:initial-creator>Jonathan Bromley</meta:initial-creator>
    <dc:creator>Jonathan Bromley</dc:creator>
    <meta:editing-cycles>17</meta:editing-cycles>
    <meta:print-date>2010-02-23T21:45:00</meta:print-date>
    <meta:creation-date>2014-02-09T11:47:00</meta:creation-date>
    <dc:date>2014-02-10T22:58:05</dc:date>
    <meta:editing-duration>PT45M47S</meta:editing-duration>
    <meta:generator>LibreOffice/3.5$Linux_x86 LibreOffice_project/350m1$Build-2</meta:generator>
    <meta:document-statistic meta:table-count="2" meta:image-count="0" meta:object-count="0" meta:page-count="7" meta:paragraph-count="103" meta:word-count="1826" meta:character-count="11183" meta:non-whitespace-character-count="948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rev" meta:value-type="string">0.0</meta:user-defined>
    <meta:template xlink:type="simple" xlink:actuate="onRequest" xlink:title="Normal.dotm" xlink:href=""/>
  </office:meta>
</office:document-meta>
</file>